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Ubuntu" svg:font-family="Ubuntu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Ubuntu" style:font-name-asian="Ubuntu" style:font-name-complex="Ubuntu"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Ubuntu" style:font-name-asian="Ubuntu" style:font-name-complex="Ubuntu" fo:font-size="14pt" style:font-size-asian="14pt" style:font-size-complex="14pt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Ubuntu" style:font-name-asian="Ubuntu" style:font-name-complex="Ubuntu" fo:font-size="14pt" style:font-size-asian="14pt" style:font-size-complex="14pt"/>
    </style:style>
    <style:style style:name="ce5" style:family="table-cell" style:parent-style-name="Default" style:data-style-name="N0">
      <style:table-cell-properties fo:border="thin solid #000000" style:vertical-align="automatic" fo:wrap-option="wrap"/>
      <style:text-properties style:font-name="Ubuntu" style:font-name-asian="Ubuntu" style:font-name-complex="Ubuntu" fo:font-size="14pt" style:font-size-asian="14pt" style:font-size-complex="14pt"/>
    </style:style>
    <style:style style:name="ce6" style:family="table-cell" style:parent-style-name="Default" style:data-style-name="N37">
      <style:table-cell-properties fo:border="thin solid #000000" style:vertical-align="automatic" fo:wrap-option="wrap"/>
      <style:text-properties style:font-name="Ubuntu" style:font-name-asian="Ubuntu" style:font-name-complex="Ubuntu" fo:font-size="14pt" style:font-size-asian="14pt" style:font-size-complex="14pt"/>
    </style:style>
    <style:style style:name="ce7" style:family="table-cell" style:parent-style-name="Default" style:data-style-name="N0">
      <style:table-cell-properties fo:border="thin solid #000000" style:vertical-align="automatic" fo:wrap-option="wrap" fo:background-color="#D9D9D9"/>
      <style:text-properties style:font-name="Ubuntu" style:font-name-asian="Ubuntu" style:font-name-complex="Ubuntu" fo:font-size="14pt" style:font-size-asian="14pt" style:font-size-complex="14pt"/>
    </style:style>
    <style:style style:name="ce8" style:family="table-cell" style:parent-style-name="Default" style:data-style-name="N37">
      <style:table-cell-properties fo:border="thin solid #000000" style:vertical-align="automatic" fo:wrap-option="wrap" fo:background-color="#D9D9D9"/>
      <style:text-properties style:font-name="Ubuntu" style:font-name-asian="Ubuntu" style:font-name-complex="Ubuntu" fo:font-size="14pt" style:font-size-asian="14pt" style:font-size-complex="14pt"/>
    </style:style>
    <style:style style:name="ce9" style:family="table-cell" style:parent-style-name="Default" style:data-style-name="N37">
      <style:table-cell-properties fo:border="thin solid #000000" style:vertical-align="middle" fo:wrap-option="wrap" style:repeat-content="false"/>
      <style:paragraph-properties fo:text-align="end" fo:margin-right="0cm"/>
      <style:text-properties style:font-name="Ubuntu" style:font-name-asian="Ubuntu" style:font-name-complex="Ubuntu" fo:font-size="14pt" style:font-size-asian="14pt" style:font-size-complex="14p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7.75229166666667cm"/>
    </style:style>
    <style:style style:name="co3" style:family="table-column">
      <style:table-column-properties fo:break-before="auto" style:column-width="3.94229166666667cm"/>
    </style:style>
    <style:style style:name="co4" style:family="table-column">
      <style:table-column-properties fo:break-before="auto" style:column-width="5.820833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36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column table:style-name="co6" table:number-columns-repeated="15360" table:default-cell-style-name="ce1"/>
        <table:table-row table:style-name="ro1">
          <table:table-cell office:value-type="string" table:style-name="ce2">
            <text:p>№ лекции</text:p>
          </table:table-cell>
          <table:table-cell office:value-type="string" table:style-name="ce2">
            <text:p>Название лекции</text:p>
          </table:table-cell>
          <table:table-cell office:value-type="string" table:style-name="ce2">
            <text:p>Продолжительность</text:p>
          </table:table-cell>
          <table:table-cell office:value-type="string" table:style-name="ce2">
            <text:p>Когда планирую законспектировать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Удалённый запуск (Grid)</text:p>
          </table:table-cell>
          <table:table-cell office:value-type="time" office:time-value="PT1H44M11S" table:style-name="ce6">
            <text:p>1:44:11</text:p>
          </table:table-cell>
          <table:table-cell office:value-type="string" table:style-name="ce5">
            <text:p>19-20 июля</text:p>
          </table:table-cell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Selenoid</text:p>
          </table:table-cell>
          <table:table-cell office:value-type="time" office:time-value="PT1H33M43S" table:style-name="ce6">
            <text:p>1:33:43</text:p>
          </table:table-cell>
          <table:table-cell office:value-type="string" table:style-name="ce5">
            <text:p>21-22июля</text:p>
          </table:table-cell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5">
            <text:p>Отчёты Allure</text:p>
          </table:table-cell>
          <table:table-cell office:value-type="time" office:time-value="PT1H36M38S" table:style-name="ce6">
            <text:p>1:36:38</text:p>
          </table:table-cell>
          <table:table-cell office:value-type="string" table:style-name="ce5">
            <text:p>23 июля</text:p>
          </table:table-cell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9" table:style-name="ce7">
            <text:p>19</text:p>
          </table:table-cell>
          <table:table-cell office:value-type="string" table:style-name="ce7">
            <text:p>Анализ логов веб-сервера</text:p>
          </table:table-cell>
          <table:table-cell office:value-type="time" office:time-value="PT1H28M31S" table:style-name="ce8">
            <text:p>1:28:31</text:p>
          </table:table-cell>
          <table:table-cell office:value-type="string" table:style-name="ce7">
            <text:p>(Конспект есть)</text:p>
          </table:table-cell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5">
            <text:p>Работа с БД</text:p>
          </table:table-cell>
          <table:table-cell office:value-type="time" office:time-value="PT1H48M27S" table:style-name="ce6">
            <text:p>1:48:27</text:p>
          </table:table-cell>
          <table:table-cell table:style-name="ce5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5">
            <text:p>Работа с сетью I</text:p>
          </table:table-cell>
          <table:table-cell office:value-type="time" office:time-value="PT1H33M52S" table:style-name="ce6">
            <text:p>1:33:52</text:p>
          </table:table-cell>
          <table:table-cell table:style-name="ce5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5">
            <text:p>Работа с сетью II</text:p>
          </table:table-cell>
          <table:table-cell office:value-type="time" office:time-value="PT1H42M3S" table:style-name="ce6">
            <text:p>1:42:03</text:p>
          </table:table-cell>
          <table:table-cell table:style-name="ce5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5">
            <text:p>Архитектура Linux</text:p>
          </table:table-cell>
          <table:table-cell office:value-type="time" office:time-value="PT1H34M36S" table:style-name="ce6">
            <text:p>1:34:36</text:p>
          </table:table-cell>
          <table:table-cell table:style-name="ce5"/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5">
            <text:p>Работа с ОС Linux с помощью Python</text:p>
          </table:table-cell>
          <table:table-cell office:value-type="time" office:time-value="PT1H29M15S" table:style-name="ce9">
            <text:p>1:29:15</text:p>
          </table:table-cell>
          <table:table-cell table:style-name="ce5"/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5">
            <text:p>Введение в Docker и контейнеризацию</text:p>
          </table:table-cell>
          <table:table-cell table:style-name="ce6"/>
          <table:table-cell table:style-name="ce5"/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5">
            <text:p>Оркестрация и взаимодействие контейнеров</text:p>
          </table:table-cell>
          <table:table-cell table:style-name="ce6"/>
          <table:table-cell table:style-name="ce5"/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5">
            <text:p>Непрерывная интеграция, Jenkins</text:p>
          </table:table-cell>
          <table:table-cell table:style-name="ce6"/>
          <table:table-cell table:style-name="ce5"/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5">
            <text:p>Подготовка тестового окружения</text:p>
          </table:table-cell>
          <table:table-cell table:style-name="ce6"/>
          <table:table-cell table:style-name="ce5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5">
            <text:p>Behavior Driven Testing</text:p>
          </table:table-cell>
          <table:table-cell office:value-type="time" office:time-value="PT1H49M11S" table:style-name="ce6">
            <text:p>1:49:11</text:p>
          </table:table-cell>
          <table:table-cell table:style-name="ce5"/>
          <table:table-cell table:number-columns-repeated="1020" table:style-name="ce4"/>
          <table:table-cell table:number-columns-repeated="15360"/>
        </table:table-row>
        <table:table-row table:number-rows-repeated="104856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Ubuntu" svg:font-family="Ubuntu"/>
  </office:font-face-decls>
  <office:styles>
    <number:number-style style:name="N0">
      <number:number number:min-integer-digits="1"/>
    </number:number-style>
    <number:time-style style:name="N37P0">
      <number:hours/>
      <number:text>:</number:text>
      <number:minutes number:style="long"/>
      <number:text>:</number:text>
      <number:seconds number:style="long"/>
    </number:time-style>
    <number:text-style style:name="N37">
      <number:text-content/>
      <style:map style:condition="value()&gt;=0" style:apply-style-name="N37P0"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Елисеев Максим Игоревич</dc:creator>
    <meta:creation-date>2021-07-18T23:15:17Z</meta:creation-date>
    <dc:date>2021-07-19T04:51:54Z</dc:date>
    <meta:editing-cycles>1</meta:editing-cycles>
    <meta:editing-duration>PT349S</meta:editing-duration>
  </office:meta>
</office:document-meta>
</file>